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8695a2"/>
    </style:style>
    <style:style style:name="gr2" style:family="graphic" style:parent-style-name="standard">
      <style:graphic-properties svg:stroke-width="0.001cm" draw:fill="none" draw:fill-color="#ffffff" fo:padding-top="-0.049cm" fo:padding-bottom="-0.049cm" fo:padding-left="-0.049cm" fo:padding-right="-0.049cm"/>
    </style:style>
    <style:style style:name="gr3" style:family="graphic" style:parent-style-name="standard">
      <style:graphic-properties svg:stroke-width="0cm" draw:fill-color="#000000" fo:padding-top="-0.05cm" fo:padding-bottom="-0.05cm" fo:padding-left="-0.05cm" fo:padding-right="-0.05cm"/>
    </style:style>
    <style:style style:name="gr4" style:family="graphic" style:parent-style-name="standard">
      <style:graphic-properties svg:stroke-width="0.001cm" svg:stroke-color="#000000" draw:fill-color="#c0c0c0" fo:padding-top="-0.049cm" fo:padding-bottom="-0.049cm" fo:padding-left="-0.049cm" fo:padding-right="-0.049cm"/>
    </style:style>
    <style:style style:name="gr5" style:family="graphic" style:parent-style-name="standard">
      <style:graphic-properties svg:stroke-width="0.001cm" svg:stroke-color="#000000" draw:fill-color="#10aa00" fo:padding-top="-0.049cm" fo:padding-bottom="-0.049cm" fo:padding-left="-0.049cm" fo:padding-right="-0.049cm"/>
    </style:style>
    <style:style style:name="gr6" style:family="graphic" style:parent-style-name="standard">
      <style:graphic-properties svg:stroke-width="0.001cm" svg:stroke-color="#000000" draw:fill-color="#ea9f00" fo:padding-top="-0.049cm" fo:padding-bottom="-0.049cm" fo:padding-left="-0.049cm" fo:padding-right="-0.049cm"/>
    </style:style>
  </office:automatic-styles>
  <office:body>
    <office:drawing>
      <draw:page draw:name="page1" draw:style-name="dp1" draw:master-page-name="Default">
        <draw:g>
          <draw:glue-point draw:id="4" svg:x="-5cm" svg:y="-5cm"/>
          <draw:glue-point draw:id="5" svg:x="-4.55cm" svg:y="-2.4cm"/>
          <draw:glue-point draw:id="6" svg:x="-4.183cm" svg:y="-2.4cm"/>
          <draw:glue-point draw:id="7" svg:x="-3.817cm" svg:y="-2.4cm"/>
          <draw:glue-point draw:id="8" svg:x="-3.45cm" svg:y="-2.4cm"/>
          <draw:glue-point draw:id="9" svg:x="-3.083cm" svg:y="-2.4cm"/>
          <draw:glue-point draw:id="10" svg:x="-2.717cm" svg:y="-2.4cm"/>
          <draw:glue-point draw:id="11" svg:x="-2.35cm" svg:y="-2.4cm"/>
          <draw:glue-point draw:id="12" svg:x="-1.983cm" svg:y="-2.4cm"/>
          <draw:glue-point draw:id="13" svg:x="-1.617cm" svg:y="-2.4cm"/>
          <draw:glue-point draw:id="14" svg:x="-1.25cm" svg:y="-2.4cm"/>
          <draw:glue-point draw:id="15" svg:x="-0.883cm" svg:y="-2.4cm"/>
          <draw:glue-point draw:id="16" svg:x="-0.517cm" svg:y="-2.4cm"/>
          <draw:glue-point draw:id="17" svg:x="-0.15cm" svg:y="-2.4cm"/>
          <draw:glue-point draw:id="18" svg:x="0.217cm" svg:y="-2.4cm"/>
          <draw:glue-point draw:id="19" svg:x="0.583cm" svg:y="-2.4cm"/>
          <draw:glue-point draw:id="20" svg:x="0.95cm" svg:y="-2.4cm"/>
          <draw:glue-point draw:id="21" svg:x="1.317cm" svg:y="-2.4cm"/>
          <draw:glue-point draw:id="22" svg:x="1.683cm" svg:y="-2.4cm"/>
          <draw:glue-point draw:id="23" svg:x="2.05cm" svg:y="-2.4cm"/>
          <draw:glue-point draw:id="24" svg:x="2.417cm" svg:y="-2.4cm"/>
          <draw:glue-point draw:id="25" svg:x="2.783cm" svg:y="-2.4cm"/>
          <draw:glue-point draw:id="26" svg:x="3.15cm" svg:y="-2.4cm"/>
          <draw:glue-point draw:id="27" svg:x="3.517cm" svg:y="-2.4cm"/>
          <draw:glue-point draw:id="28" svg:x="3.883cm" svg:y="-2.4cm"/>
          <draw:glue-point draw:id="29" svg:x="-4.55cm" svg:y="1.6cm"/>
          <draw:glue-point draw:id="30" svg:x="-4.183cm" svg:y="1.6cm"/>
          <draw:glue-point draw:id="31" svg:x="-3.817cm" svg:y="1.6cm"/>
          <draw:glue-point draw:id="32" svg:x="-3.45cm" svg:y="1.6cm"/>
          <draw:glue-point draw:id="33" svg:x="-3.083cm" svg:y="1.6cm"/>
          <draw:glue-point draw:id="34" svg:x="-2.717cm" svg:y="1.6cm"/>
          <draw:glue-point draw:id="35" svg:x="-2.35cm" svg:y="1.6cm"/>
          <draw:glue-point draw:id="36" svg:x="-1.983cm" svg:y="1.6cm"/>
          <draw:glue-point draw:id="37" svg:x="-1.617cm" svg:y="1.6cm"/>
          <draw:glue-point draw:id="38" svg:x="-1.25cm" svg:y="1.6cm"/>
          <draw:glue-point draw:id="39" svg:x="-0.883cm" svg:y="1.6cm"/>
          <draw:glue-point draw:id="40" svg:x="-0.517cm" svg:y="1.6cm"/>
          <draw:glue-point draw:id="41" svg:x="-0.15cm" svg:y="1.6cm"/>
          <draw:glue-point draw:id="42" svg:x="0.217cm" svg:y="1.6cm"/>
          <draw:glue-point draw:id="43" svg:x="0.583cm" svg:y="1.6cm"/>
          <draw:glue-point draw:id="44" svg:x="0.95cm" svg:y="1.6cm"/>
          <draw:glue-point draw:id="45" svg:x="1.317cm" svg:y="1.6cm"/>
          <draw:glue-point draw:id="46" svg:x="1.683cm" svg:y="1.6cm"/>
          <draw:glue-point draw:id="47" svg:x="2.05cm" svg:y="1.6cm"/>
          <draw:glue-point draw:id="48" svg:x="2.417cm" svg:y="1.6cm"/>
          <draw:glue-point draw:id="49" svg:x="2.783cm" svg:y="1.6cm"/>
          <draw:glue-point draw:id="50" svg:x="3.15cm" svg:y="1.6cm"/>
          <draw:glue-point draw:id="51" svg:x="3.517cm" svg:y="1.6cm"/>
          <draw:glue-point draw:id="52" svg:x="3.883cm" svg:y="1.6cm"/>
          <draw:glue-point draw:id="53" svg:x="4.417cm" svg:y="-3cm"/>
          <draw:glue-point draw:id="54" svg:x="4.417cm" svg:y="1cm"/>
          <draw:glue-point draw:id="55" svg:x="-5cm" svg:y="0cm"/>
          <draw:glue-point draw:id="56" svg:x="-5cm" svg:y="5cm"/>
          <draw:glue-point draw:id="57" svg:x="0cm" svg:y="-5cm"/>
          <draw:glue-point draw:id="58" svg:x="0cm" svg:y="5cm"/>
          <draw:glue-point draw:id="59" svg:x="5cm" svg:y="-5cm"/>
          <draw:glue-point draw:id="60" svg:x="5cm" svg:y="0cm"/>
          <draw:glue-point draw:id="61" svg:x="5cm" svg:y="5cm"/>
          <draw:rect draw:style-name="gr1" draw:layer="layout" svg:width="24cm" svg:height="2cm" svg:x="0cm" svg:y="0cm">
            <text:p/>
          </draw:rect>
          <draw:line draw:style-name="gr2" draw:layer="layout" svg:x1="0.4cm" svg:y1="0cm" svg:x2="0.4cm" svg:y2="2cm">
            <text:p/>
          </draw:line>
          <draw:line draw:style-name="gr2" draw:layer="layout" svg:x1="23.6cm" svg:y1="0cm" svg:x2="23.6cm" svg:y2="2cm">
            <text:p/>
          </draw:line>
          <draw:circle draw:style-name="gr3" draw:layer="layout" svg:width="0.16cm" svg:height="0.16cm" svg:x="0.12cm" svg:y="0.92cm">
            <text:p/>
          </draw:circle>
          <draw:circle draw:style-name="gr3" draw:layer="layout" svg:width="0.16cm" svg:height="0.16cm" svg:x="23.72cm" svg:y="0.92cm">
            <text:p/>
          </draw:circle>
          <draw:rect draw:style-name="gr4" draw:layer="layout" svg:width="0.6cm" svg:height="0.48cm" svg:x="0.8cm" svg:y="0.28cm">
            <text:p/>
          </draw:rect>
          <draw:rect draw:style-name="gr4" draw:layer="layout" svg:width="0.6cm" svg:height="0.48cm" svg:x="1.68cm" svg:y="0.28cm">
            <text:p/>
          </draw:rect>
          <draw:rect draw:style-name="gr4" draw:layer="layout" svg:width="0.6cm" svg:height="0.48cm" svg:x="2.56cm" svg:y="0.28cm">
            <text:p/>
          </draw:rect>
          <draw:rect draw:style-name="gr4" draw:layer="layout" svg:width="0.6cm" svg:height="0.48cm" svg:x="3.44cm" svg:y="0.28cm">
            <text:p/>
          </draw:rect>
          <draw:rect draw:style-name="gr4" draw:layer="layout" svg:width="0.6cm" svg:height="0.48cm" svg:x="4.32cm" svg:y="0.28cm">
            <text:p/>
          </draw:rect>
          <draw:rect draw:style-name="gr4" draw:layer="layout" svg:width="0.6cm" svg:height="0.48cm" svg:x="5.2cm" svg:y="0.28cm">
            <text:p/>
          </draw:rect>
          <draw:rect draw:style-name="gr4" draw:layer="layout" svg:width="0.6cm" svg:height="0.48cm" svg:x="6.08cm" svg:y="0.28cm">
            <text:p/>
          </draw:rect>
          <draw:rect draw:style-name="gr4" draw:layer="layout" svg:width="0.6cm" svg:height="0.48cm" svg:x="6.96cm" svg:y="0.28cm">
            <text:p/>
          </draw:rect>
          <draw:rect draw:style-name="gr4" draw:layer="layout" svg:width="0.6cm" svg:height="0.48cm" svg:x="7.84cm" svg:y="0.28cm">
            <text:p/>
          </draw:rect>
          <draw:rect draw:style-name="gr4" draw:layer="layout" svg:width="0.6cm" svg:height="0.48cm" svg:x="8.72cm" svg:y="0.28cm">
            <text:p/>
          </draw:rect>
          <draw:rect draw:style-name="gr4" draw:layer="layout" svg:width="0.6cm" svg:height="0.48cm" svg:x="9.6cm" svg:y="0.28cm">
            <text:p/>
          </draw:rect>
          <draw:rect draw:style-name="gr4" draw:layer="layout" svg:width="0.6cm" svg:height="0.48cm" svg:x="10.48cm" svg:y="0.28cm">
            <text:p/>
          </draw:rect>
          <draw:rect draw:style-name="gr4" draw:layer="layout" svg:width="0.6cm" svg:height="0.48cm" svg:x="11.36cm" svg:y="0.28cm">
            <text:p/>
          </draw:rect>
          <draw:rect draw:style-name="gr4" draw:layer="layout" svg:width="0.6cm" svg:height="0.48cm" svg:x="12.24cm" svg:y="0.28cm">
            <text:p/>
          </draw:rect>
          <draw:rect draw:style-name="gr4" draw:layer="layout" svg:width="0.6cm" svg:height="0.48cm" svg:x="13.12cm" svg:y="0.28cm">
            <text:p/>
          </draw:rect>
          <draw:rect draw:style-name="gr4" draw:layer="layout" svg:width="0.6cm" svg:height="0.48cm" svg:x="14cm" svg:y="0.28cm">
            <text:p/>
          </draw:rect>
          <draw:rect draw:style-name="gr4" draw:layer="layout" svg:width="0.6cm" svg:height="0.48cm" svg:x="14.88cm" svg:y="0.28cm">
            <text:p/>
          </draw:rect>
          <draw:rect draw:style-name="gr4" draw:layer="layout" svg:width="0.6cm" svg:height="0.48cm" svg:x="15.76cm" svg:y="0.28cm">
            <text:p/>
          </draw:rect>
          <draw:rect draw:style-name="gr4" draw:layer="layout" svg:width="0.6cm" svg:height="0.48cm" svg:x="16.64cm" svg:y="0.28cm">
            <text:p/>
          </draw:rect>
          <draw:rect draw:style-name="gr4" draw:layer="layout" svg:width="0.6cm" svg:height="0.48cm" svg:x="17.52cm" svg:y="0.28cm">
            <text:p/>
          </draw:rect>
          <draw:rect draw:style-name="gr4" draw:layer="layout" svg:width="0.6cm" svg:height="0.48cm" svg:x="18.4cm" svg:y="0.28cm">
            <text:p/>
          </draw:rect>
          <draw:rect draw:style-name="gr4" draw:layer="layout" svg:width="0.6cm" svg:height="0.48cm" svg:x="19.28cm" svg:y="0.28cm">
            <text:p/>
          </draw:rect>
          <draw:rect draw:style-name="gr4" draw:layer="layout" svg:width="0.6cm" svg:height="0.48cm" svg:x="20.16cm" svg:y="0.28cm">
            <text:p/>
          </draw:rect>
          <draw:rect draw:style-name="gr4" draw:layer="layout" svg:width="0.6cm" svg:height="0.48cm" svg:x="21.04cm" svg:y="0.28cm">
            <text:p/>
          </draw:rect>
          <draw:rect draw:style-name="gr4" draw:layer="layout" svg:width="0.6cm" svg:height="0.48cm" svg:x="0.8cm" svg:y="1.08cm">
            <text:p/>
          </draw:rect>
          <draw:rect draw:style-name="gr4" draw:layer="layout" svg:width="0.6cm" svg:height="0.48cm" svg:x="1.68cm" svg:y="1.08cm">
            <text:p/>
          </draw:rect>
          <draw:rect draw:style-name="gr4" draw:layer="layout" svg:width="0.6cm" svg:height="0.48cm" svg:x="2.56cm" svg:y="1.08cm">
            <text:p/>
          </draw:rect>
          <draw:rect draw:style-name="gr4" draw:layer="layout" svg:width="0.6cm" svg:height="0.48cm" svg:x="3.44cm" svg:y="1.08cm">
            <text:p/>
          </draw:rect>
          <draw:rect draw:style-name="gr4" draw:layer="layout" svg:width="0.6cm" svg:height="0.48cm" svg:x="4.32cm" svg:y="1.08cm">
            <text:p/>
          </draw:rect>
          <draw:rect draw:style-name="gr4" draw:layer="layout" svg:width="0.6cm" svg:height="0.48cm" svg:x="5.2cm" svg:y="1.08cm">
            <text:p/>
          </draw:rect>
          <draw:rect draw:style-name="gr4" draw:layer="layout" svg:width="0.6cm" svg:height="0.48cm" svg:x="6.08cm" svg:y="1.08cm">
            <text:p/>
          </draw:rect>
          <draw:rect draw:style-name="gr4" draw:layer="layout" svg:width="0.6cm" svg:height="0.48cm" svg:x="6.96cm" svg:y="1.08cm">
            <text:p/>
          </draw:rect>
          <draw:rect draw:style-name="gr4" draw:layer="layout" svg:width="0.6cm" svg:height="0.48cm" svg:x="7.84cm" svg:y="1.08cm">
            <text:p/>
          </draw:rect>
          <draw:rect draw:style-name="gr4" draw:layer="layout" svg:width="0.6cm" svg:height="0.48cm" svg:x="8.72cm" svg:y="1.08cm">
            <text:p/>
          </draw:rect>
          <draw:rect draw:style-name="gr4" draw:layer="layout" svg:width="0.6cm" svg:height="0.48cm" svg:x="9.6cm" svg:y="1.08cm">
            <text:p/>
          </draw:rect>
          <draw:rect draw:style-name="gr4" draw:layer="layout" svg:width="0.6cm" svg:height="0.48cm" svg:x="10.48cm" svg:y="1.08cm">
            <text:p/>
          </draw:rect>
          <draw:rect draw:style-name="gr4" draw:layer="layout" svg:width="0.6cm" svg:height="0.48cm" svg:x="11.36cm" svg:y="1.08cm">
            <text:p/>
          </draw:rect>
          <draw:rect draw:style-name="gr4" draw:layer="layout" svg:width="0.6cm" svg:height="0.48cm" svg:x="12.24cm" svg:y="1.08cm">
            <text:p/>
          </draw:rect>
          <draw:rect draw:style-name="gr4" draw:layer="layout" svg:width="0.6cm" svg:height="0.48cm" svg:x="13.12cm" svg:y="1.08cm">
            <text:p/>
          </draw:rect>
          <draw:rect draw:style-name="gr4" draw:layer="layout" svg:width="0.6cm" svg:height="0.48cm" svg:x="14cm" svg:y="1.08cm">
            <text:p/>
          </draw:rect>
          <draw:rect draw:style-name="gr4" draw:layer="layout" svg:width="0.6cm" svg:height="0.48cm" svg:x="14.88cm" svg:y="1.08cm">
            <text:p/>
          </draw:rect>
          <draw:rect draw:style-name="gr4" draw:layer="layout" svg:width="0.6cm" svg:height="0.48cm" svg:x="15.76cm" svg:y="1.08cm">
            <text:p/>
          </draw:rect>
          <draw:rect draw:style-name="gr4" draw:layer="layout" svg:width="0.6cm" svg:height="0.48cm" svg:x="16.64cm" svg:y="1.08cm">
            <text:p/>
          </draw:rect>
          <draw:rect draw:style-name="gr4" draw:layer="layout" svg:width="0.6cm" svg:height="0.48cm" svg:x="17.52cm" svg:y="1.08cm">
            <text:p/>
          </draw:rect>
          <draw:rect draw:style-name="gr4" draw:layer="layout" svg:width="0.6cm" svg:height="0.48cm" svg:x="18.4cm" svg:y="1.08cm">
            <text:p/>
          </draw:rect>
          <draw:rect draw:style-name="gr4" draw:layer="layout" svg:width="0.6cm" svg:height="0.48cm" svg:x="19.28cm" svg:y="1.08cm">
            <text:p/>
          </draw:rect>
          <draw:rect draw:style-name="gr4" draw:layer="layout" svg:width="0.6cm" svg:height="0.48cm" svg:x="20.16cm" svg:y="1.08cm">
            <text:p/>
          </draw:rect>
          <draw:rect draw:style-name="gr4" draw:layer="layout" svg:width="0.6cm" svg:height="0.48cm" svg:x="21.04cm" svg:y="1.08cm">
            <text:p/>
          </draw:rect>
          <draw:rect draw:style-name="gr4" draw:layer="layout" svg:width="0.72cm" svg:height="0.4cm" svg:x="22.2cm" svg:y="0.2cm">
            <text:p/>
          </draw:rect>
          <draw:rect draw:style-name="gr4" draw:layer="layout" svg:width="0.72cm" svg:height="0.4cm" svg:x="22.2cm" svg:y="1cm">
            <text:p/>
          </draw:rect>
          <draw:circle draw:style-name="gr5" draw:layer="layout" svg:width="0.16cm" svg:height="0.16cm" svg:x="0.8cm" svg:y="0.2cm">
            <text:p/>
          </draw:circle>
          <draw:circle draw:style-name="gr6" draw:layer="layout" svg:width="0.16cm" svg:height="0.16cm" svg:x="1.24cm" svg:y="0.2cm">
            <text:p/>
          </draw:circle>
          <draw:circle draw:style-name="gr5" draw:layer="layout" svg:width="0.16cm" svg:height="0.16cm" svg:x="1.68cm" svg:y="0.2cm">
            <text:p/>
          </draw:circle>
          <draw:circle draw:style-name="gr6" draw:layer="layout" svg:width="0.16cm" svg:height="0.16cm" svg:x="2.12cm" svg:y="0.2cm">
            <text:p/>
          </draw:circle>
          <draw:circle draw:style-name="gr5" draw:layer="layout" svg:width="0.16cm" svg:height="0.16cm" svg:x="2.56cm" svg:y="0.2cm">
            <text:p/>
          </draw:circle>
          <draw:circle draw:style-name="gr6" draw:layer="layout" svg:width="0.16cm" svg:height="0.16cm" svg:x="3cm" svg:y="0.2cm">
            <text:p/>
          </draw:circle>
          <draw:circle draw:style-name="gr5" draw:layer="layout" svg:width="0.16cm" svg:height="0.16cm" svg:x="3.44cm" svg:y="0.2cm">
            <text:p/>
          </draw:circle>
          <draw:circle draw:style-name="gr6" draw:layer="layout" svg:width="0.16cm" svg:height="0.16cm" svg:x="3.88cm" svg:y="0.2cm">
            <text:p/>
          </draw:circle>
          <draw:circle draw:style-name="gr5" draw:layer="layout" svg:width="0.16cm" svg:height="0.16cm" svg:x="4.32cm" svg:y="0.2cm">
            <text:p/>
          </draw:circle>
          <draw:circle draw:style-name="gr6" draw:layer="layout" svg:width="0.16cm" svg:height="0.16cm" svg:x="4.76cm" svg:y="0.2cm">
            <text:p/>
          </draw:circle>
          <draw:circle draw:style-name="gr5" draw:layer="layout" svg:width="0.16cm" svg:height="0.16cm" svg:x="5.2cm" svg:y="0.2cm">
            <text:p/>
          </draw:circle>
          <draw:circle draw:style-name="gr6" draw:layer="layout" svg:width="0.16cm" svg:height="0.16cm" svg:x="5.64cm" svg:y="0.2cm">
            <text:p/>
          </draw:circle>
          <draw:circle draw:style-name="gr5" draw:layer="layout" svg:width="0.16cm" svg:height="0.16cm" svg:x="6.08cm" svg:y="0.2cm">
            <text:p/>
          </draw:circle>
          <draw:circle draw:style-name="gr6" draw:layer="layout" svg:width="0.16cm" svg:height="0.16cm" svg:x="6.52cm" svg:y="0.2cm">
            <text:p/>
          </draw:circle>
          <draw:circle draw:style-name="gr5" draw:layer="layout" svg:width="0.16cm" svg:height="0.16cm" svg:x="6.96cm" svg:y="0.2cm">
            <text:p/>
          </draw:circle>
          <draw:circle draw:style-name="gr6" draw:layer="layout" svg:width="0.16cm" svg:height="0.16cm" svg:x="7.4cm" svg:y="0.2cm">
            <text:p/>
          </draw:circle>
          <draw:circle draw:style-name="gr5" draw:layer="layout" svg:width="0.16cm" svg:height="0.16cm" svg:x="7.84cm" svg:y="0.2cm">
            <text:p/>
          </draw:circle>
          <draw:circle draw:style-name="gr6" draw:layer="layout" svg:width="0.16cm" svg:height="0.16cm" svg:x="8.28cm" svg:y="0.2cm">
            <text:p/>
          </draw:circle>
          <draw:circle draw:style-name="gr5" draw:layer="layout" svg:width="0.16cm" svg:height="0.16cm" svg:x="8.72cm" svg:y="0.2cm">
            <text:p/>
          </draw:circle>
          <draw:circle draw:style-name="gr6" draw:layer="layout" svg:width="0.16cm" svg:height="0.16cm" svg:x="9.16cm" svg:y="0.2cm">
            <text:p/>
          </draw:circle>
          <draw:circle draw:style-name="gr5" draw:layer="layout" svg:width="0.16cm" svg:height="0.16cm" svg:x="9.6cm" svg:y="0.2cm">
            <text:p/>
          </draw:circle>
          <draw:circle draw:style-name="gr6" draw:layer="layout" svg:width="0.16cm" svg:height="0.16cm" svg:x="10.04cm" svg:y="0.2cm">
            <text:p/>
          </draw:circle>
          <draw:circle draw:style-name="gr5" draw:layer="layout" svg:width="0.16cm" svg:height="0.16cm" svg:x="10.48cm" svg:y="0.2cm">
            <text:p/>
          </draw:circle>
          <draw:circle draw:style-name="gr6" draw:layer="layout" svg:width="0.16cm" svg:height="0.16cm" svg:x="10.92cm" svg:y="0.2cm">
            <text:p/>
          </draw:circle>
          <draw:circle draw:style-name="gr5" draw:layer="layout" svg:width="0.16cm" svg:height="0.16cm" svg:x="11.36cm" svg:y="0.2cm">
            <text:p/>
          </draw:circle>
          <draw:circle draw:style-name="gr6" draw:layer="layout" svg:width="0.16cm" svg:height="0.16cm" svg:x="11.8cm" svg:y="0.2cm">
            <text:p/>
          </draw:circle>
          <draw:circle draw:style-name="gr5" draw:layer="layout" svg:width="0.16cm" svg:height="0.16cm" svg:x="12.24cm" svg:y="0.2cm">
            <text:p/>
          </draw:circle>
          <draw:circle draw:style-name="gr6" draw:layer="layout" svg:width="0.16cm" svg:height="0.16cm" svg:x="12.68cm" svg:y="0.2cm">
            <text:p/>
          </draw:circle>
          <draw:circle draw:style-name="gr5" draw:layer="layout" svg:width="0.16cm" svg:height="0.16cm" svg:x="13.12cm" svg:y="0.2cm">
            <text:p/>
          </draw:circle>
          <draw:circle draw:style-name="gr6" draw:layer="layout" svg:width="0.16cm" svg:height="0.16cm" svg:x="13.56cm" svg:y="0.2cm">
            <text:p/>
          </draw:circle>
          <draw:circle draw:style-name="gr5" draw:layer="layout" svg:width="0.16cm" svg:height="0.16cm" svg:x="14cm" svg:y="0.2cm">
            <text:p/>
          </draw:circle>
          <draw:circle draw:style-name="gr6" draw:layer="layout" svg:width="0.16cm" svg:height="0.16cm" svg:x="14.44cm" svg:y="0.2cm">
            <text:p/>
          </draw:circle>
          <draw:circle draw:style-name="gr5" draw:layer="layout" svg:width="0.16cm" svg:height="0.16cm" svg:x="14.8cm" svg:y="0.2cm">
            <text:p/>
          </draw:circle>
          <draw:circle draw:style-name="gr6" draw:layer="layout" svg:width="0.16cm" svg:height="0.16cm" svg:x="15.24cm" svg:y="0.2cm">
            <text:p/>
          </draw:circle>
          <draw:circle draw:style-name="gr5" draw:layer="layout" svg:width="0.16cm" svg:height="0.16cm" svg:x="15.68cm" svg:y="0.2cm">
            <text:p/>
          </draw:circle>
          <draw:circle draw:style-name="gr6" draw:layer="layout" svg:width="0.16cm" svg:height="0.16cm" svg:x="16.12cm" svg:y="0.2cm">
            <text:p/>
          </draw:circle>
          <draw:circle draw:style-name="gr5" draw:layer="layout" svg:width="0.16cm" svg:height="0.16cm" svg:x="16.64cm" svg:y="0.2cm">
            <text:p/>
          </draw:circle>
          <draw:circle draw:style-name="gr6" draw:layer="layout" svg:width="0.16cm" svg:height="0.16cm" svg:x="17.08cm" svg:y="0.2cm">
            <text:p/>
          </draw:circle>
          <draw:circle draw:style-name="gr5" draw:layer="layout" svg:width="0.16cm" svg:height="0.16cm" svg:x="17.52cm" svg:y="0.2cm">
            <text:p/>
          </draw:circle>
          <draw:circle draw:style-name="gr6" draw:layer="layout" svg:width="0.16cm" svg:height="0.16cm" svg:x="17.96cm" svg:y="0.2cm">
            <text:p/>
          </draw:circle>
          <draw:circle draw:style-name="gr5" draw:layer="layout" svg:width="0.16cm" svg:height="0.16cm" svg:x="18.4cm" svg:y="0.2cm">
            <text:p/>
          </draw:circle>
          <draw:circle draw:style-name="gr6" draw:layer="layout" svg:width="0.16cm" svg:height="0.16cm" svg:x="18.84cm" svg:y="0.2cm">
            <text:p/>
          </draw:circle>
          <draw:circle draw:style-name="gr5" draw:layer="layout" svg:width="0.16cm" svg:height="0.16cm" svg:x="19.28cm" svg:y="0.2cm">
            <text:p/>
          </draw:circle>
          <draw:circle draw:style-name="gr6" draw:layer="layout" svg:width="0.16cm" svg:height="0.16cm" svg:x="19.72cm" svg:y="0.2cm">
            <text:p/>
          </draw:circle>
          <draw:circle draw:style-name="gr5" draw:layer="layout" svg:width="0.16cm" svg:height="0.16cm" svg:x="20.16cm" svg:y="0.2cm">
            <text:p/>
          </draw:circle>
          <draw:circle draw:style-name="gr6" draw:layer="layout" svg:width="0.16cm" svg:height="0.16cm" svg:x="20.6cm" svg:y="0.2cm">
            <text:p/>
          </draw:circle>
          <draw:circle draw:style-name="gr5" draw:layer="layout" svg:width="0.16cm" svg:height="0.16cm" svg:x="21.04cm" svg:y="0.2cm">
            <text:p/>
          </draw:circle>
          <draw:circle draw:style-name="gr6" draw:layer="layout" svg:width="0.16cm" svg:height="0.16cm" svg:x="21.48cm" svg:y="0.2cm">
            <text:p/>
          </draw:circle>
          <draw:circle draw:style-name="gr5" draw:layer="layout" svg:width="0.16cm" svg:height="0.16cm" svg:x="0.8cm" svg:y="1cm">
            <text:p/>
          </draw:circle>
          <draw:circle draw:style-name="gr6" draw:layer="layout" svg:width="0.16cm" svg:height="0.16cm" svg:x="1.24cm" svg:y="1cm">
            <text:p/>
          </draw:circle>
          <draw:circle draw:style-name="gr5" draw:layer="layout" svg:width="0.16cm" svg:height="0.16cm" svg:x="1.68cm" svg:y="1cm">
            <text:p/>
          </draw:circle>
          <draw:circle draw:style-name="gr6" draw:layer="layout" svg:width="0.16cm" svg:height="0.16cm" svg:x="2.12cm" svg:y="1cm">
            <text:p/>
          </draw:circle>
          <draw:circle draw:style-name="gr5" draw:layer="layout" svg:width="0.16cm" svg:height="0.16cm" svg:x="2.56cm" svg:y="1cm">
            <text:p/>
          </draw:circle>
          <draw:circle draw:style-name="gr6" draw:layer="layout" svg:width="0.16cm" svg:height="0.16cm" svg:x="3cm" svg:y="1cm">
            <text:p/>
          </draw:circle>
          <draw:circle draw:style-name="gr5" draw:layer="layout" svg:width="0.16cm" svg:height="0.16cm" svg:x="3.44cm" svg:y="1cm">
            <text:p/>
          </draw:circle>
          <draw:circle draw:style-name="gr6" draw:layer="layout" svg:width="0.16cm" svg:height="0.16cm" svg:x="3.88cm" svg:y="1cm">
            <text:p/>
          </draw:circle>
          <draw:circle draw:style-name="gr5" draw:layer="layout" svg:width="0.16cm" svg:height="0.16cm" svg:x="4.32cm" svg:y="1cm">
            <text:p/>
          </draw:circle>
          <draw:circle draw:style-name="gr6" draw:layer="layout" svg:width="0.16cm" svg:height="0.16cm" svg:x="4.76cm" svg:y="1cm">
            <text:p/>
          </draw:circle>
          <draw:circle draw:style-name="gr5" draw:layer="layout" svg:width="0.16cm" svg:height="0.16cm" svg:x="5.2cm" svg:y="1cm">
            <text:p/>
          </draw:circle>
          <draw:circle draw:style-name="gr6" draw:layer="layout" svg:width="0.16cm" svg:height="0.16cm" svg:x="5.64cm" svg:y="1cm">
            <text:p/>
          </draw:circle>
          <draw:circle draw:style-name="gr5" draw:layer="layout" svg:width="0.16cm" svg:height="0.16cm" svg:x="6.08cm" svg:y="1cm">
            <text:p/>
          </draw:circle>
          <draw:circle draw:style-name="gr6" draw:layer="layout" svg:width="0.16cm" svg:height="0.16cm" svg:x="6.52cm" svg:y="1cm">
            <text:p/>
          </draw:circle>
          <draw:circle draw:style-name="gr5" draw:layer="layout" svg:width="0.16cm" svg:height="0.16cm" svg:x="6.96cm" svg:y="1cm">
            <text:p/>
          </draw:circle>
          <draw:circle draw:style-name="gr6" draw:layer="layout" svg:width="0.16cm" svg:height="0.16cm" svg:x="7.4cm" svg:y="1cm">
            <text:p/>
          </draw:circle>
          <draw:circle draw:style-name="gr5" draw:layer="layout" svg:width="0.16cm" svg:height="0.16cm" svg:x="7.84cm" svg:y="1cm">
            <text:p/>
          </draw:circle>
          <draw:circle draw:style-name="gr6" draw:layer="layout" svg:width="0.16cm" svg:height="0.16cm" svg:x="8.28cm" svg:y="1cm">
            <text:p/>
          </draw:circle>
          <draw:circle draw:style-name="gr5" draw:layer="layout" svg:width="0.16cm" svg:height="0.16cm" svg:x="8.72cm" svg:y="1cm">
            <text:p/>
          </draw:circle>
          <draw:circle draw:style-name="gr6" draw:layer="layout" svg:width="0.16cm" svg:height="0.16cm" svg:x="9.16cm" svg:y="1cm">
            <text:p/>
          </draw:circle>
          <draw:circle draw:style-name="gr5" draw:layer="layout" svg:width="0.16cm" svg:height="0.16cm" svg:x="9.6cm" svg:y="1cm">
            <text:p/>
          </draw:circle>
          <draw:circle draw:style-name="gr6" draw:layer="layout" svg:width="0.16cm" svg:height="0.16cm" svg:x="10.04cm" svg:y="1cm">
            <text:p/>
          </draw:circle>
          <draw:circle draw:style-name="gr5" draw:layer="layout" svg:width="0.16cm" svg:height="0.16cm" svg:x="10.48cm" svg:y="1cm">
            <text:p/>
          </draw:circle>
          <draw:circle draw:style-name="gr6" draw:layer="layout" svg:width="0.16cm" svg:height="0.16cm" svg:x="10.92cm" svg:y="1cm">
            <text:p/>
          </draw:circle>
          <draw:circle draw:style-name="gr5" draw:layer="layout" svg:width="0.16cm" svg:height="0.16cm" svg:x="11.36cm" svg:y="1cm">
            <text:p/>
          </draw:circle>
          <draw:circle draw:style-name="gr6" draw:layer="layout" svg:width="0.16cm" svg:height="0.16cm" svg:x="11.8cm" svg:y="1cm">
            <text:p/>
          </draw:circle>
          <draw:circle draw:style-name="gr5" draw:layer="layout" svg:width="0.16cm" svg:height="0.16cm" svg:x="12.24cm" svg:y="1cm">
            <text:p/>
          </draw:circle>
          <draw:circle draw:style-name="gr6" draw:layer="layout" svg:width="0.16cm" svg:height="0.16cm" svg:x="12.68cm" svg:y="1cm">
            <text:p/>
          </draw:circle>
          <draw:circle draw:style-name="gr5" draw:layer="layout" svg:width="0.16cm" svg:height="0.16cm" svg:x="13.12cm" svg:y="1cm">
            <text:p/>
          </draw:circle>
          <draw:circle draw:style-name="gr6" draw:layer="layout" svg:width="0.16cm" svg:height="0.16cm" svg:x="13.56cm" svg:y="1cm">
            <text:p/>
          </draw:circle>
          <draw:circle draw:style-name="gr5" draw:layer="layout" svg:width="0.16cm" svg:height="0.16cm" svg:x="14cm" svg:y="1cm">
            <text:p/>
          </draw:circle>
          <draw:circle draw:style-name="gr6" draw:layer="layout" svg:width="0.16cm" svg:height="0.16cm" svg:x="14.44cm" svg:y="1cm">
            <text:p/>
          </draw:circle>
          <draw:circle draw:style-name="gr5" draw:layer="layout" svg:width="0.16cm" svg:height="0.16cm" svg:x="14.8cm" svg:y="1cm">
            <text:p/>
          </draw:circle>
          <draw:circle draw:style-name="gr6" draw:layer="layout" svg:width="0.16cm" svg:height="0.16cm" svg:x="15.24cm" svg:y="1cm">
            <text:p/>
          </draw:circle>
          <draw:circle draw:style-name="gr5" draw:layer="layout" svg:width="0.16cm" svg:height="0.16cm" svg:x="15.68cm" svg:y="1cm">
            <text:p/>
          </draw:circle>
          <draw:circle draw:style-name="gr6" draw:layer="layout" svg:width="0.16cm" svg:height="0.16cm" svg:x="16.12cm" svg:y="1cm">
            <text:p/>
          </draw:circle>
          <draw:circle draw:style-name="gr5" draw:layer="layout" svg:width="0.16cm" svg:height="0.16cm" svg:x="16.64cm" svg:y="1cm">
            <text:p/>
          </draw:circle>
          <draw:circle draw:style-name="gr6" draw:layer="layout" svg:width="0.16cm" svg:height="0.16cm" svg:x="17.08cm" svg:y="1cm">
            <text:p/>
          </draw:circle>
          <draw:circle draw:style-name="gr5" draw:layer="layout" svg:width="0.16cm" svg:height="0.16cm" svg:x="17.52cm" svg:y="1cm">
            <text:p/>
          </draw:circle>
          <draw:circle draw:style-name="gr6" draw:layer="layout" svg:width="0.16cm" svg:height="0.16cm" svg:x="17.96cm" svg:y="1cm">
            <text:p/>
          </draw:circle>
          <draw:circle draw:style-name="gr5" draw:layer="layout" svg:width="0.16cm" svg:height="0.16cm" svg:x="18.4cm" svg:y="1cm">
            <text:p/>
          </draw:circle>
          <draw:circle draw:style-name="gr6" draw:layer="layout" svg:width="0.16cm" svg:height="0.16cm" svg:x="18.84cm" svg:y="1cm">
            <text:p/>
          </draw:circle>
          <draw:circle draw:style-name="gr5" draw:layer="layout" svg:width="0.16cm" svg:height="0.16cm" svg:x="19.28cm" svg:y="1cm">
            <text:p/>
          </draw:circle>
          <draw:circle draw:style-name="gr6" draw:layer="layout" svg:width="0.16cm" svg:height="0.16cm" svg:x="19.72cm" svg:y="1cm">
            <text:p/>
          </draw:circle>
          <draw:circle draw:style-name="gr5" draw:layer="layout" svg:width="0.16cm" svg:height="0.16cm" svg:x="20.16cm" svg:y="1cm">
            <text:p/>
          </draw:circle>
          <draw:circle draw:style-name="gr6" draw:layer="layout" svg:width="0.16cm" svg:height="0.16cm" svg:x="20.6cm" svg:y="1cm">
            <text:p/>
          </draw:circle>
          <draw:circle draw:style-name="gr5" draw:layer="layout" svg:width="0.16cm" svg:height="0.16cm" svg:x="21.04cm" svg:y="1cm">
            <text:p/>
          </draw:circle>
          <draw:circle draw:style-name="gr6" draw:layer="layout" svg:width="0.16cm" svg:height="0.16cm" svg:x="21.48cm" svg:y="1cm">
            <text:p/>
          </draw:circle>
          <draw:circle draw:style-name="gr5" draw:layer="layout" svg:width="0.16cm" svg:height="0.16cm" svg:x="22.2cm" svg:y="0.12cm">
            <text:p/>
          </draw:circle>
          <draw:circle draw:style-name="gr6" draw:layer="layout" svg:width="0.16cm" svg:height="0.16cm" svg:x="22.76cm" svg:y="0.12cm">
            <text:p/>
          </draw:circle>
          <draw:circle draw:style-name="gr5" draw:layer="layout" svg:width="0.16cm" svg:height="0.16cm" svg:x="22.2cm" svg:y="0.92cm">
            <text:p/>
          </draw:circle>
          <draw:circle draw:style-name="gr6" draw:layer="layout" svg:width="0.16cm" svg:height="0.16cm" svg:x="22.76cm" svg:y="0.92cm">
            <text:p/>
          </draw:circl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CPD - SwitchRack50P</dc:title>
    <meta:creation-date>2011-02-07T16:56:26</meta:creation-date>
    <meta:editing-duration>P0D</meta:editing-duration>
    <meta:editing-cycles>1</meta:editing-cycles>
    <meta:document-statistic meta:object-count="156"/>
    <meta:generator>OpenOffice.org/3.3$Linux OpenOffice.org_project/330m20$Build-9567</meta:generator>
  </office:meta>
</office:document-meta>
</file>